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.7791in"/>
    </style:style>
    <style:style style:name="co2" style:family="table-column">
      <style:table-column-properties fo:break-before="auto" style:column-width="6.704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8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Co-change-class</text:p>
          </table:table-cell>
          <table:table-cell office:value-type="string" calcext:value-type="string">
            <text:p>Violation</text:p>
          </table:table-cell>
          <table:table-cell office:value-type="string" calcext:value-type="string">
            <text:p>Comon-percentage</text:p>
          </table:table-cell>
          <table:table-cell office:value-type="string" calcext:value-type="string">
            <text:p>Common-count</text:p>
          </table:table-cell>
          <table:table-cell office:value-type="string" calcext:value-type="string">
            <text:p>Total(Class)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Appearanc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Class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Guard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EdgePort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UMLWizard.java</text:p>
          </table:table-cell>
          <table:table-cell office:value-type="string" calcext:value-type="string">
            <text:p>/trunk/src_new/org/argouml/cognitive/critics/Wizar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ui/ProjectBrows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Choic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tylePanel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PartitionUtility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Transition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0.7692307692308" calcext:value-type="float">
            <text:p>30.769230769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diagram/Argo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ui/UMLListCellRenderer2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deployment/ui/UMLDeploymentDiagram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application/helpers/ResourceLoaderWrapper.java</text:p>
          </table:table-cell>
          <table:table-cell office:value-type="string" calcext:value-type="string">
            <text:p>/trunk/src_new/org/argouml/uml/ui/behavior/common_behavior/ActionNewSigna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UndoableAction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events/ArgoHelpEvent.java</text:p>
          </table:table-cell>
          <table:table-cell office:value-type="string" calcext:value-type="string">
            <text:p>/trunk/src_new/org/argouml/uml/notation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ModelElementToContainedDiagram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moduleloader/SettingsTabModules.java</text:p>
          </table:table-cell>
          <table:table-cell office:value-type="string" calcext:value-type="string">
            <text:p>/trunk/src_new/org/argouml/ui/SettingsTabEnvironmen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PersistenceManag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.java</text:p>
          </table:table-cell>
          <table:table-cell office:value-type="string" calcext:value-type="string">
            <text:p>/trunk/src_new/org/argouml/configuration/ConfigurationHandl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ExistingEdge.java</text:p>
          </table:table-cell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ctionNewToDoItem.java</text:p>
          </table:table-cell>
          <table:table-cell office:value-type="string" calcext:value-type="string">
            <text:p>/trunk/src_new/org/argouml/cognitive/ui/ToDoItemAc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language/java/generator/CodePieceCollecto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reveng/java/JavaImport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essag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language/java/generator/GeneratorJava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Rol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DnDJGraph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ProgressMonitorWindow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InitialStates.java</text:p>
          </table:table-cell>
          <table:table-cell office:value-type="string" calcext:value-type="string">
            <text:p>/trunk/src_new/org/argouml/cognitive/checklist/ui/TabChecklis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Not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ComponentInstanc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ConfigPanelExtens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PerspectiveManag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CollaborationToDiagram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wingWork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TabLayou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string" calcext:value-type="string">
            <text:p>/trunk/src_new/org/argouml/uml/diagram/state/ui/FigState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ifierBox.java</text:p>
          </table:table-cell>
          <table:table-cell office:value-type="string" calcext:value-type="string">
            <text:p>/trunk/src_new/org/argouml/uml/diagram/static_structure/ui/FigClas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string" calcext:value-type="string">
            <text:p>/trunk/src_new/org/argouml/cognitive/ui/ActionNew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oDoItemAction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ModelElement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ui/ToDoPane.java</text:p>
          </table:table-cell>
          <table:table-cell office:value-type="string" calcext:value-type="string">
            <text:p>/trunk/src_new/org/argouml/cognitive/ToDoLis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string" calcext:value-type="string">
            <text:p>/trunk/src_new/org/argouml/persistence/Progress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aveSwingWorker.java</text:p>
          </table:table-cell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OperNameConflict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Key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tylePanelFigNodeModelElement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reveng/ui/RESequenceDiagramDialog.java</text:p>
          </table:table-cell>
          <table:table-cell office:value-type="string" calcext:value-type="string">
            <text:p>/trunk/src_new/org/argouml/uml/diagram/static_structure/ui/FigPackag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TabText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ui/UMLDiagram.java</text:p>
          </table:table-cell>
          <table:table-cell office:value-type="string" calcext:value-type="string">
            <text:p>/trunk/src_new/org/argouml/gefext/ArgoFigText.java</text:p>
          </table:table-cell>
          <table:table-cell office:value-type="float" office:value="1" calcext:value-type="float">
            <text:p>1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ModelElementNam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Message.java</text:p>
          </table:table-cell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ClassifierRol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use_case/ui/UMLUseCaseDiagram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StateBody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notation/NotationProviderFactory2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ComponentInstanc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EventAdapto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Ag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ShallowHistoryStates.java</text:p>
          </table:table-cell>
          <table:table-cell office:value-type="string" calcext:value-type="string">
            <text:p>/trunk/src_new/org/argouml/cognitive/checklist/ui/TabChecklis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string" calcext:value-type="string">
            <text:p>/trunk/src_new/org/argouml/uml/diagram/ui/ArgoFigTex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MultiLineText.java</text:p>
          </table:table-cell>
          <table:table-cell office:value-type="string" calcext:value-type="string">
            <text:p>/trunk/src_new/org/argouml/uml/diagram/ui/FigEdg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ui/SettingsTabNot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rgoFigTex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aveDiagramToClipboard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AttributeNotation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reveng/ImportInterface.java</text:p>
          </table:table-cell>
          <table:table-cell office:value-type="string" calcext:value-type="string">
            <text:p>/trunk/src_new/org/argouml/persistence/Progress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activity/ui/FigObjectFlowStat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NoOperations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EndNameNotation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NotationProvider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aveSwingWork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StateMachine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notation/providers/java/NotationUtility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persistence/ZipFilePersister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EdgesDisplay.java</text:p>
          </table:table-cell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persistence/Zargo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ui/ActionNotation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rogressMonitor.java</text:p>
          </table:table-cell>
          <table:table-cell office:value-type="string" calcext:value-type="string">
            <text:p>/trunk/src_new/org/argouml/swingext/ProgressMonitorWindow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FigAssociation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til/ToolBarUtility.java</text:p>
          </table:table-cell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Goals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GUI.java</text:p>
          </table:table-cell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ImportClassLoad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collaboration/ui/UMLCollaborationDiagram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LastRecentlyUsedMenuLis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TabEnvironmen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ToDoListEvent.java</text:p>
          </table:table-cell>
          <table:table-cell office:value-type="string" calcext:value-type="string">
            <text:p>/trunk/src_new/org/argouml/cognitive/ToDoLis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omment.java</text:p>
          </table:table-cell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NoInstanceVariables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trunk/src_new/org/argouml/ui/cmd/GenericArgoMenuBar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CrossNamespaceAssoc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MLMutableGraphSupport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tylePanelFig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ritics/Critic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ttribut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Attribu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string" calcext:value-type="string">
            <text:p>/trunk/src_new/org/argouml/ui/SettingsTabPreference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i/cmd/ShortcutMg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UseCaseDiagram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string" calcext:value-type="string">
            <text:p>/trunk/src_new/org/argouml/persistence/Progress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ToolBarUtility.java</text:p>
          </table:table-cell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Typ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AssociationClass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string" calcext:value-type="string">
            <text:p>/trunk/src_new/org/argouml/uml/diagram/Arg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SetMode.java</text:p>
          </table:table-cell>
          <table:table-cell office:value-type="string" calcext:value-type="string">
            <text:p>/trunk/src_new/org/argouml/uml/diagram/collaboration/ui/UMLCollaboration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FigAssociationEnd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UseCas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Call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SettingsDialog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ExtensionPoint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Mod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ImportXMI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rojectFilePersist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NotationUml.java</text:p>
          </table:table-cell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string" calcext:value-type="string">
            <text:p>/trunk/src_new/org/argouml/kernel/DefaultUndo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ProjectActions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Cue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Transition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hildGen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MessageNotationUml.java</text:p>
          </table:table-cell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TaggedValues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Us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1.7647058823529" calcext:value-type="float">
            <text:p>11.76470588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_new/org/argouml/uml/diagram/ui/FigEdgeModelElemen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7.6470588235294" calcext:value-type="float">
            <text:p>17.647058823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FlowState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PGMLStackParser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equenceDiagram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notation/providers/uml/NotationUtilityUml.java</text:p>
          </table:table-cell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LookAndFeelMg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7.40740740740741" calcext:value-type="float">
            <text:p>7.407407407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ultipleDeepHistoryStates.java</text:p>
          </table:table-cell>
          <table:table-cell office:value-type="string" calcext:value-type="string">
            <text:p>/trunk/src_new/org/argouml/cognitive/checklist/ui/TabChecklis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TabConstraints.java</text:p>
          </table:table-cell>
          <table:table-cell office:value-type="string" calcext:value-type="string">
            <text:p>/trunk/src_new/org/argouml/swingext/ArgoToolbar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StatemachineToDiagram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Java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state/ui/UMLStateDiagram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TextField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LoadSwingWork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explorer/ExplorerPopup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i18n/Translator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gefext/ArgoModeCreateFigText.java</text:p>
          </table:table-cell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vFromInterfac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Stat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CallStat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ActionSetAddCommentLinkMod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83.3333333333333" calcext:value-type="float">
            <text:p>83.333333333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SettingsTabPreference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persistence/OldModelMember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ItemUI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ui/targetmanager/TargetManager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DiagramMember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AbstractFilePersister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Rol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NamespaceToDiagram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NodeInstanc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.5263157894737" calcext:value-type="float">
            <text:p>10.5263157895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ResolvedCritic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cognitive/ToD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OldZargoFilePersister.java</text:p>
          </table:table-cell>
          <table:table-cell office:value-type="string" calcext:value-type="string">
            <text:p>/trunk/src_new/org/argouml/persistence/Uml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java/ModelElementNameNotation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string" calcext:value-type="string">
            <text:p>/trunk/src_new/org/argouml/ui/targetmanager/ActionAddAttribute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targetmanager/ActionAddOperation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AbstractCrTooMany.java</text:p>
          </table:table-cell>
          <table:table-cell office:value-type="string" calcext:value-type="string">
            <text:p>/trunk/src_new/org/argouml/cognitive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ExportXMI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swingext/ArgoToolbarManager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string" calcext:value-type="string">
            <text:p>/trunk/src_new/org/argouml/ui/ProjectBrows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StateDiagram.java</text:p>
          </table:table-cell>
          <table:table-cell office:value-type="string" calcext:value-type="string">
            <text:p>/trunk/src_new/org/argouml/ui/explorer/rules/GoModelElementToContainedDiagram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Class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ddExistingNodeCommand.java</text:p>
          </table:table-cell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string" calcext:value-type="string">
            <text:p>/trunk/src_new/org/argouml/persistence/Progress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MonitorWindow.java</text:p>
          </table:table-cell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gnitive/Design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DetailsPane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SettingsTabShortcuts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activity/ui/FigPool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ssociationEndNam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Nam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ActionStat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UMLModelElementOrderedListModel2.java</text:p>
          </table:table-cell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trunk/src_new/org/argouml/uml/diagram/ui/FigNodeModelElement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Collaboration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ToDoLis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Poster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bjectFlowStateTyp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ClassDiagramGraphModel.java</text:p>
          </table:table-cell>
          <table:table-cell office:value-type="string" calcext:value-type="string">
            <text:p>/trunk/src_new/org/argouml/uml/diagram/static_structure/ui/ClassDiagramRender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ArgoDiagram.java</text:p>
          </table:table-cell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string" calcext:value-type="string">
            <text:p>/trunk/src_new/org/argouml/ui/SetModeAction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CmdSetMode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Stereotype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reveng/DiagramInterface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string" calcext:value-type="string">
            <text:p>/trunk/src_new/org/argouml/persistence/Diagram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TodoListMemberFilePersister.java</text:p>
          </table:table-cell>
          <table:table-cell office:value-type="string" calcext:value-type="string">
            <text:p>/trunk/src_new/org/argouml/persistence/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critics/ui/CriticBrowserDialog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Dialog.java</text:p>
          </table:table-cell>
          <table:table-cell office:value-type="string" calcext:value-type="string">
            <text:p>/trunk/src_new/org/argouml/ui/Setting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string" calcext:value-type="string">
            <text:p>/trunk/src_new/org/argouml/ui/cmd/GenericArgoMenuBa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ExplorerTree.java</text:p>
          </table:table-cell>
          <table:table-cell office:value-type="string" calcext:value-type="string">
            <text:p>/trunk/src_new/org/argouml/ui/cmd/ShortcutMgr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WizOperName.java</text:p>
          </table:table-cell>
          <table:table-cell office:value-type="string" calcext:value-type="string">
            <text:p>/trunk/src_new/org/argouml/cognitive/critics/Wizar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equence/ui/FigClassifierRol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string" calcext:value-type="string">
            <text:p>/trunk/src_new/org/argouml/uml/diagram/ui/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ctionStat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ProjectMemberDiagram.java</text:p>
          </table:table-cell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cmd/ActionAdjustGrid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persistence/Member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s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string" calcext:value-type="string">
            <text:p>/trunk/src_new/org/argouml/uml/diagram/ui/Tab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Note.java</text:p>
          </table:table-cell>
          <table:table-cell office:value-type="string" calcext:value-type="string">
            <text:p>/trunk/src_new/org/argouml/uml/diagram/ui/UML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cmd/ActionAdjustSnap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62.5" calcext:value-type="float">
            <text:p>62.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application/api/Argo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equence/ui/UMLSequenceDiagram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reveng/Impor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15.3846153846154" calcext:value-type="float">
            <text:p>15.3846153846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RemoveFromDiagram.java</text:p>
          </table:table-cell>
          <table:table-cell office:value-type="string" calcext:value-type="string">
            <text:p>/trunk/src_new/org/argouml/uml/diagram/UMLMutableGraphSuppor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string" calcext:value-type="string">
            <text:p>/trunk/src_new/org/argouml/language/java/generator/GeneratorJava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notation/providers/uml/AttributeNotationUml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application/Main.java</text:p>
          </table:table-cell>
          <table:table-cell office:value-type="string" calcext:value-type="string">
            <text:p>/trunk/src_new/org/argouml/application/api/Argo.java</text:p>
          </table:table-cell>
          <table:table-cell office:value-type="float" office:value="1" calcext:value-type="float">
            <text:p>1</text:p>
          </table:table-cell>
          <table:table-cell office:value-type="float" office:value="16.1290322580645" calcext:value-type="float">
            <text:p>16.1290322581</text:p>
          </table:table-cell>
          <table:table-cell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NodeInstance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application/events/ArgoEventPump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1" calcext:value-type="float">
            <text:p>1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OperationToSequenceDiagram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string" calcext:value-type="string">
            <text:p>/trunk/src_new/org/argouml/notation/providers/uml/AssociationEndName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AddToDoItemDialog.java</text:p>
          </table:table-cell>
          <table:table-cell office:value-type="string" calcext:value-type="string">
            <text:p>/trunk/src_new/org/argouml/cognitive/ui/DesignIssue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ansitions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notation/providers/uml/OperationNotationUml.java</text:p>
          </table:table-cell>
          <table:table-cell office:value-type="string" calcext:value-type="string">
            <text:p>/trunk/src_new/org/argouml/notation/providers/java/Association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string" calcext:value-type="string">
            <text:p>/trunk/src_new/org/argouml/cognitive/ui/TabToDo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ExtensionPoint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string" calcext:value-type="string">
            <text:p>/trunk/src_new/org/argouml/notation/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layout/ClassdiagramLayouter.java</text:p>
          </table:table-cell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InitNotationUml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InitNotation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string" calcext:value-type="string">
            <text:p>/trunk/src_new/org/argouml/persistence/ProgressMonito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SwingWorker.java</text:p>
          </table:table-cell>
          <table:table-cell office:value-type="string" calcext:value-type="string">
            <text:p>/trunk/src_new/org/argouml/swingext/LoadSwingWork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cognitive/ui/TabToDo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WayAg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ClassMod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string" calcext:value-type="string">
            <text:p>/trunk/src_new/org/argouml/application/events/ArgoEventPump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string" calcext:value-type="string">
            <text:p>/trunk/src_new/org/argouml/persistence/ProfileConfiguration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ProjectToRoots.java</text:p>
          </table:table-cell>
          <table:table-cell office:value-type="string" calcext:value-type="string">
            <text:p>/trunk/src_new/org/argouml/ui/explorer/Perspective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notation/providers/uml/AssociationEndName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string" calcext:value-type="string">
            <text:p>/trunk/src_new/org/argouml/application/helpers/ResourceLoaderWrapp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persistence/UmlFilePersiste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reveng/FileImportUtils.java</text:p>
          </table:table-cell>
          <table:table-cell office:value-type="string" calcext:value-type="string">
            <text:p>/trunk/src_new/org/argouml/uml/reveng/Impor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LoadSwingWorker.java</text:p>
          </table:table-cell>
          <table:table-cell office:value-type="string" calcext:value-type="string">
            <text:p>/trunk/src_new/org/argouml/swingext/ProgressMonitorWindow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string" calcext:value-type="string">
            <text:p>/trunk/src_new/org/argouml/notation/providers/java/AssociationEnd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java/AssociationNameNotationJava.java</text:p>
          </table:table-cell>
          <table:table-cell office:value-type="string" calcext:value-type="string">
            <text:p>/trunk/src_new/org/argouml/notation/providers/java/Attribut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string" calcext:value-type="string">
            <text:p>/trunk/src_new/org/argouml/uml/diagram/deployment/ui/FigObject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Interface.java</text:p>
          </table:table-cell>
          <table:table-cell office:value-type="string" calcext:value-type="string">
            <text:p>/trunk/src_new/org/argouml/uml/diagram/deployment/ui/UMLDeployment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ManyTextFields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bject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OperationNotation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targetmanager/ActionAddAttribute.java</text:p>
          </table:table-cell>
          <table:table-cell office:value-type="string" calcext:value-type="string">
            <text:p>/trunk/src_new/org/argouml/ui/targetmanager/Targe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WizAssocComposite.java</text:p>
          </table:table-cell>
          <table:table-cell office:value-type="string" calcext:value-type="string">
            <text:p>/trunk/src_new/org/argouml/cognitive/critics/Wizard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Listener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string" calcext:value-type="string">
            <text:p>/trunk/src_new/org/argouml/moduleloader/ModuleLoader2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checklist/ui/TabChecklist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Transition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ClassifierToSequenceDiagram.java</text:p>
          </table:table-cell>
          <table:table-cell office:value-type="string" calcext:value-type="string">
            <text:p>/trunk/src_new/org/argouml/ui/explorer/rules/GoCollaborationT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string" calcext:value-type="string">
            <text:p>/trunk/src_new/org/argouml/application/events/ArgoHelpEven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iagramFactory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string" calcext:value-type="string">
            <text:p>/trunk/src_new/org/argouml/cognitive/Designer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TriggerOrGuard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string" calcext:value-type="string">
            <text:p>/trunk/src_new/org/argouml/uml/diagram/Arg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ritics/Wizard.java</text:p>
          </table:table-cell>
          <table:table-cell office:value-type="string" calcext:value-type="string">
            <text:p>/trunk/src_new/org/argouml/cognitive/ui/WizStepChoic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moduleloader/ModuleLoader2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ProjectSettingsTabPropertie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Agency.java</text:p>
          </table:table-cell>
          <table:table-cell office:value-type="string" calcext:value-type="string">
            <text:p>/trunk/src_new/org/argouml/cognitive/ControlMech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uml/StateBodyNotationUml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Monitor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string" calcext:value-type="string">
            <text:p>/trunk/src_new/org/argouml/notation/ui/ActionNot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ShortcutField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SetModeAction.java</text:p>
          </table:table-cell>
          <table:table-cell office:value-type="string" calcext:value-type="string">
            <text:p>/trunk/src_new/org/argouml/uml/diagram/activity/ui/UMLActivity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DesignIssuesDialog.java</text:p>
          </table:table-cell>
          <table:table-cell office:value-type="string" calcext:value-type="string">
            <text:p>/trunk/src_new/org/argouml/cognitive/ui/AddToDoItem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notation/providers/uml/ClassifierRoleNotationUml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string" calcext:value-type="string">
            <text:p>/trunk/src_new/org/argouml/configuration/Configuration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equence/SequenceDiagramGraphModel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1" calcext:value-type="float">
            <text:p>1</text:p>
          </table:table-cell>
          <table:table-cell office:value-type="float" office:value="15.7894736842105" calcext:value-type="float">
            <text:p>15.789473684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Package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5.7894736842105" calcext:value-type="float">
            <text:p>15.789473684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string" calcext:value-type="string">
            <text:p>/trunk/src_new/org/argouml/uml/diagram/ProjectMember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AddExistingNode.java</text:p>
          </table:table-cell>
          <table:table-cell office:value-type="string" calcext:value-type="string">
            <text:p>/trunk/src_new/org/argouml/uml/diagram/ui/ActionAddExistingEdge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string" calcext:value-type="string">
            <text:p>/trunk/src_new/org/argouml/ui/StylePanelFi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trunk/src_new/org/argouml/cognitive/ui/WizDescription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Instance.java</text:p>
          </table:table-cell>
          <table:table-cell office:value-type="string" calcext:value-type="string">
            <text:p>/trunk/src_new/org/argouml/ui/DisplayTextTree.java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string" calcext:value-type="string">
            <text:p>/trunk/src_new/org/argouml/persistence/Abstra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swingext/ProgressEvent.java</text:p>
          </table:table-cell>
          <table:table-cell office:value-type="string" calcext:value-type="string">
            <text:p>/trunk/src_new/org/argouml/persistence/ProjectFilePersister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gnitive/ui/WizStep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ProjectSettingsDialog.java</text:p>
          </table:table-cell>
          <table:table-cell office:value-type="string" calcext:value-type="string">
            <text:p>/trunk/src_new/org/argouml/ui/SettingsDialog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SetAddAssociationEndMod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string" calcext:value-type="string">
            <text:p>/trunk/src_new/org/argouml/ui/explorer/rules/GoBehavioralFeatureToStat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OperationToCollaborationDiagram.java</text:p>
          </table:table-cell>
          <table:table-cell office:value-type="string" calcext:value-type="string">
            <text:p>/trunk/src_new/org/argouml/ui/explorer/rules/GoClassifierToSequence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AssociationEnd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string" calcext:value-type="string">
            <text:p>/trunk/src_new/org/argouml/cognitive/critics/ui/CriticBrowserDialog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string" calcext:value-type="string">
            <text:p>/trunk/src_new/org/argouml/notation/providers/java/ModelElementName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string" calcext:value-type="string">
            <text:p>/trunk/src_new/org/argouml/cognitive/ToDoItem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WizStepConfirm.java</text:p>
          </table:table-cell>
          <table:table-cell office:value-type="string" calcext:value-type="string">
            <text:p>/trunk/src_new/org/argouml/cognitive/critics/Critic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string" calcext:value-type="string">
            <text:p>/trunk/src_new/org/argouml/uml/diagram/Arg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UMLActivityDiagram.java</text:p>
          </table:table-cell>
          <table:table-cell office:value-type="string" calcext:value-type="string">
            <text:p>/trunk/src_new/org/argouml/ui/Arg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string" calcext:value-type="string">
            <text:p>/trunk/src_new/org/argouml/uml/diagram/activity/ui/FigObjectFlowState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string" calcext:value-type="string">
            <text:p>/trunk/src_new/org/argouml/ui/DetailsPane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TabProps.java</text:p>
          </table:table-cell>
          <table:table-cell office:value-type="string" calcext:value-type="string">
            <text:p>/trunk/src_new/org/argouml/ui/explorer/ExplorerPopup.java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string" calcext:value-type="string">
            <text:p>/trunk/src_new/org/argouml/uml/diagram/ui/FigAssociation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notation/providers/uml/InitNotationUml.java</text:p>
          </table:table-cell>
          <table:table-cell office:value-type="string" calcext:value-type="string">
            <text:p>/trunk/src_new/org/argouml/uml/diagram/ui/FigSingleLineText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string" calcext:value-type="string">
            <text:p>/trunk/src_new/org/argouml/cognitive/Agency.java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string" calcext:value-type="string">
            <text:p>/trunk/src_new/org/argouml/persistence/PGMLStackParser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mlDiagramRenderer.java</text:p>
          </table:table-cell>
          <table:table-cell office:value-type="string" calcext:value-type="string">
            <text:p>/trunk/src_new/org/argouml/ui/StylePanelFigNodeModelElement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string" calcext:value-type="string">
            <text:p>/trunk/src_new/org/argouml/notation/NotationProviderFactory2.java</text:p>
          </table:table-cell>
          <table:table-cell office:value-type="float" office:value="1" calcext:value-type="float">
            <text:p>1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DisplayTextTree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1" calcext:value-type="float">
            <text:p>1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string" calcext:value-type="string">
            <text:p>/trunk/src_new/org/argouml/notation/InitNotationJava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notation/providers/java/OperationNotationJava.java</text:p>
          </table:table-cell>
          <table:table-cell office:value-type="string" calcext:value-type="string">
            <text:p>/trunk/src_new/org/argouml/notation/InitNotationUml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string" calcext:value-type="string">
            <text:p>/trunk/src_new/org/argouml/uml/diagram/DiagramFactory.java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i/explorer/rules/GoBehavioralFeatureToStateDiagram.java</text:p>
          </table:table-cell>
          <table:table-cell office:value-type="string" calcext:value-type="string">
            <text:p>/trunk/src_new/org/argouml/ui/explorer/rules/GoCollaborationToDiagram.java</text:p>
          </table:table-cell>
          <table:table-cell office:value-type="float" office:value="1" calcext:value-type="float">
            <text:p>1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string" calcext:value-type="string">
            <text:p>/trunk/src_new/org/argouml/ui/Action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ctionAddAssociationRole.java</text:p>
          </table:table-cell>
          <table:table-cell office:value-type="string" calcext:value-type="string">
            <text:p>/trunk/src_new/org/argouml/ui/CmdSetMode.java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persistence/ModelMemberFilePersist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ui/foundation/core/ActionAddOperation.java</text:p>
          </table:table-cell>
          <table:table-cell office:value-type="string" calcext:value-type="string">
            <text:p>/trunk/src_new/org/argouml/uml/ui/foundation/core/ActionAddAttribu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Vertex.java</text:p>
          </table:table-cell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NamespaceToOwnedElements.java</text:p>
          </table:table-cell>
          <table:table-cell office:value-type="string" calcext:value-type="string">
            <text:p>/trunk/src_new/org/argouml/ui/explorer/rules/GoDiagramTo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FigSubactivityStat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AssociationEndChangeabilityRadioButtonPanel.java</text:p>
          </table:table-cell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StubStat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Flow.java</text:p>
          </table:table-cell>
          <table:table-cell office:value-type="string" calcext:value-type="string">
            <text:p>/trunk/src_new/org/argouml/uml/ui/behavior/collaborations/PropPanelInterac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StereotypeUtility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configuration/ConfigurationKeyImpl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gefext/ArgoFigText.java</text:p>
          </table:table-cell>
          <table:table-cell office:value-type="string" calcext:value-type="string">
            <text:p>/trunk/src_new/org/argouml/gefext/ArgoModeCreateFigTex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TabStereotype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SingleLineTex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Feature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DataTyp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OpenProjec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string" calcext:value-type="string">
            <text:p>/trunk/src_new/org/argouml/uml/diagram/deployment/DeploymentDiagramGraph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collaboration/CollabDiagramGraphModel.java</text:p>
          </table:table-cell>
          <table:table-cell office:value-type="string" calcext:value-type="string">
            <text:p>/trunk/src_new/org/argouml/uml/diagram/use_case/UseCaseDiagramGraph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ObjectFlowStateTypeNotationUml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se_case/ui/UseCase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gnitive/StandardC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Attr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string" calcext:value-type="string">
            <text:p>/trunk/src_new/org/argouml/uml/notation/uml/Message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AttributeNotationUml.java</text:p>
          </table:table-cell>
          <table:table-cell office:value-type="string" calcext:value-type="string">
            <text:p>/trunk/src_new/org/argouml/uml/notation/uml/Operation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NonUndoableCommand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ProjectFactory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ubsystem.java</text:p>
          </table:table-cell>
          <table:table-cell office:value-type="string" calcext:value-type="string">
            <text:p>/trunk/src_new/org/argouml/uml/diagram/activity/ui/FigSubactivity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seCaseDiagramGraphModel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ArgoTokenTable.java</text:p>
          </table:table-cell>
          <table:table-cell office:value-type="string" calcext:value-type="string">
            <text:p>/trunk/src_new/org/argouml/persistence/ArgoPars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ame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string" calcext:value-type="string">
            <text:p>/trunk/src_new/org/argouml/uml/ui/ActionDeleteModelElements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odelElement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Literal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rgoJFontChooser.java</text:p>
          </table:table-cell>
          <table:table-cell office:value-type="string" calcext:value-type="string">
            <text:p>/trunk/src_new/org/argouml/persistence/ArgoTokenTab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tat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diagram/ui/TabDiagram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i/cmd/InitMenusLater.java</text:p>
          </table:table-cell>
          <table:table-cell office:value-type="string" calcext:value-type="string">
            <text:p>/trunk/src_new/org/argouml/ui/cmd/Prin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persistence/ArgoParser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deployment/ui/FigNodeInstanc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AssocNameConflict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UseCas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StateDiagramRenderer.java</text:p>
          </table:table-cell>
          <table:table-cell office:value-type="string" calcext:value-type="string">
            <text:p>/trunk/src_new/org/argouml/uml/diagram/deployment/ui/Deployment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TabResults.java</text:p>
          </table:table-cell>
          <table:table-cell office:value-type="string" calcext:value-type="string">
            <text:p>/trunk/src_new/org/argouml/uml/TMResult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string" calcext:value-type="string">
            <text:p>/trunk/src_new/org/argouml/uml/ui/behavior/state_machines/PropPanelPseudo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ompositeState.java</text:p>
          </table:table-cell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Operation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AttributesCompartment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GenerateProjectCod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ObjectFlowStateStateNotationUml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string" calcext:value-type="string">
            <text:p>/trunk/src_new/org/argouml/uml/diagram/state/ui/FigStateVertex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SelectionActor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DeploymentDiagramGraphModel.java</text:p>
          </table:table-cell>
          <table:table-cell office:value-type="string" calcext:value-type="string">
            <text:p>/trunk/src_new/org/argouml/uml/diagram/use_case/UseCaseDiagramGraph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til/ConfigLoad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42.8571428571429" calcext:value-type="float">
            <text:p>42.857142857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string" calcext:value-type="string">
            <text:p>/trunk/src_new/org/argouml/uml/ui/ActionDeleteModelElement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SetModelElementVisibility.java</text:p>
          </table:table-cell>
          <table:table-cell office:value-type="string" calcext:value-type="string">
            <text:p>/trunk/src_new/org/argouml/uml/ui/foundation/core/PropPanelModel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string" calcext:value-type="string">
            <text:p>/trunk/src_new/org/argouml/uml/ui/Action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ActivityDiagram.java</text:p>
          </table:table-cell>
          <table:table-cell office:value-type="string" calcext:value-type="string">
            <text:p>/trunk/src_new/org/argouml/uml/ui/ActionCollaboration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TriggerOrGuard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NodeAssociation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CompositeStat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cmd/PrintManager.java</text:p>
          </table:table-cell>
          <table:table-cell office:value-type="string" calcext:value-type="string">
            <text:p>/trunk/src_new/org/argouml/ui/cmd/InitMenusLat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TextGroup.java</text:p>
          </table:table-cell>
          <table:table-cell office:value-type="string" calcext:value-type="string">
            <text:p>/trunk/src_new/org/argouml/uml/diagram/ui/FigGraphEdg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ModeCreateCommentEdge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SingleRowLinkedList.java</text:p>
          </table:table-cell>
          <table:table-cell office:value-type="string" calcext:value-type="string">
            <text:p>/trunk/src_new/org/argouml/uml/ui/foundation/core/PropPanelEnumerationLitera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ComponentInstanc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DisambigClass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reveng/ImportComm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Model.java</text:p>
          </table:table-cell>
          <table:table-cell office:value-type="string" calcext:value-type="string">
            <text:p>/trunk/src_new/org/argouml/uml/diagram/activity/ui/FigSubactivity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UMLComboBoxEntry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WizAddConstructor.java</text:p>
          </table:table-cell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sionPoint.java</text:p>
          </table:table-cell>
          <table:table-cell office:value-type="string" calcext:value-type="string">
            <text:p>/trunk/src_new/org/argouml/uml/ui/behavior/state_machines/PropPanelGuar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ui/KnowledgeTypeNod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AbstractUndoableCommand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tionPowertypeComboBoxModel.java</text:p>
          </table:table-cell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Package.java</text:p>
          </table:table-cell>
          <table:table-cell office:value-type="string" calcext:value-type="string">
            <text:p>/trunk/src_new/org/argouml/uml/ui/behavior/state_machines/PropPanelEven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Layout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TabDocumentation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/ProfileConfiguration.java</text:p>
          </table:table-cell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ompoundCritic.java</text:p>
          </table:table-cell>
          <table:table-cell office:value-type="string" calcext:value-type="string">
            <text:p>/trunk/src_new/org/argouml/cognitive/ControlMe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OutgoingTransitions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9.047619047619" calcext:value-type="float">
            <text:p>19.0476190476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_new/org/argouml/kernel/ProjectImpl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4.2857142857143" calcext:value-type="float">
            <text:p>14.285714285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/trunk/src_new/org/argouml/uml/cognitive/critics/CrUML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OneRowLinkedList.java</text:p>
          </table:table-cell>
          <table:table-cell office:value-type="string" calcext:value-type="string">
            <text:p>/trunk/src_new/org/argouml/uml/ui/foundation/core/PropPanelEnumerationLitera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Method.java</text:p>
          </table:table-cell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MissingClass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activity/ui/ModePlacePackage.java</text:p>
          </table:table-cell>
          <table:table-cell office:value-type="string" calcext:value-type="string">
            <text:p>/trunk/src_new/org/argouml/uml/diagram/activity/ui/Fig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ameConfus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Oper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Generalization.java</text:p>
          </table:table-cell>
          <table:table-cell office:value-type="string" calcext:value-type="string">
            <text:p>/trunk/src_new/org/argouml/application/events/ArgoEventType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ActionUndo.java</text:p>
          </table:table-cell>
          <table:table-cell office:value-type="string" calcext:value-type="string">
            <text:p>/trunk/src_new/org/argouml/ui/ActionRedo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SourcePathDialog.java</text:p>
          </table:table-cell>
          <table:table-cell office:value-type="string" calcext:value-type="string">
            <text:p>/trunk/src_new/org/argouml/ui/explorer/PerspectiveConfigur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activity/ui/FigPartition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7.40740740740741" calcext:value-type="float">
            <text:p>7.4074074074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string" calcext:value-type="string">
            <text:p>/trunk/src_new/org/argouml/ui/explorer/rules/GoProfileConfigurationToProfi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fileToModel.java</text:p>
          </table:table-cell>
          <table:table-cell office:value-type="string" calcext:value-type="string">
            <text:p>/trunk/src_new/org/argouml/ui/explorer/rules/GoProjectToProfileConfigur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ersistence/PgmlUtility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StereotypeDeclaration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string" calcext:value-type="string">
            <text:p>/trunk/src_new/org/argouml/ui/explorer/rules/GoModelToDiagram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Diagram.java</text:p>
          </table:table-cell>
          <table:table-cell office:value-type="string" calcext:value-type="string">
            <text:p>/trunk/src_new/org/argouml/ui/explorer/rules/GoProjectTo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string" calcext:value-type="string">
            <text:p>/trunk/src_new/org/argouml/uml/ui/behavior/state_machines/PropPanelCallEvent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ubmachineState.java</text:p>
          </table:table-cell>
          <table:table-cell office:value-type="string" calcext:value-type="string">
            <text:p>/trunk/src_new/org/argouml/uml/ui/behavior/state_machines/PropPanelComposite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kernel/ProjectSetting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ui/PropPanelDiagram.java</text:p>
          </table:table-cell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kernel/AbstractCommand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Messag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Deployment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string" calcext:value-type="string">
            <text:p>/trunk/src_new/org/argouml/uml/ui/behavior/state_machines/PropPanelCallEv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ubState.java</text:p>
          </table:table-cell>
          <table:table-cell office:value-type="string" calcext:value-type="string">
            <text:p>/trunk/src_new/org/argouml/uml/ui/behavior/state_machines/PropPanelStateMachin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Interaction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Ini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e/ui/FigConcurrentRegion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FigObject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kernel/Project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21.0526315789474" calcext:value-type="float">
            <text:p>21.0526315789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Branch.java</text:p>
          </table:table-cell>
          <table:table-cell office:value-type="string" calcext:value-type="string">
            <text:p>/trunk/src_new/org/argouml/uml/cognitive/critics/CrInvalidFor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nfiguration/ConfigurationProperties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MissingAttr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AbstractCheckBox.java</text:p>
          </table:table-cell>
          <table:table-cell office:value-type="string" calcext:value-type="string">
            <text:p>/trunk/src_new/org/argouml/uml/ui/foundation/core/UMLGeneralizableElementLeafCheckBox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Interface.java</text:p>
          </table:table-cell>
          <table:table-cell office:value-type="string" calcext:value-type="string">
            <text:p>/trunk/src_new/org/argouml/uml/ui/behavior/use_cases/PropPanelUseCase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Class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Class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History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MessageNotationUml.java</text:p>
          </table:table-cell>
          <table:table-cell office:value-type="string" calcext:value-type="string">
            <text:p>/trunk/src_new/org/argouml/uml/notation/uml/Operation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DeleteModelElements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44.4444444444444" calcext:value-type="float">
            <text:p>44.4444444444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Stimulus.java</text:p>
          </table:table-cell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aveAllGraphic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string" calcext:value-type="string">
            <text:p>/trunk/src_new/org/argouml/uml/cognitive/critics/CrNoInstanceVariable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Associations.java</text:p>
          </table:table-cell>
          <table:table-cell office:value-type="string" calcext:value-type="string">
            <text:p>/trunk/src_new/org/argouml/uml/cognitive/critics/CrNoOperation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InvalidInitial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Partition.java</text:p>
          </table:table-cell>
          <table:table-cell office:value-type="string" calcext:value-type="string">
            <text:p>/trunk/src_new/org/argouml/uml/ui/behavior/collaborations/PropPanelCollabora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e/ui/FigSimpleStat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string" calcext:value-type="string">
            <text:p>/trunk/src_new/org/argouml/uml/notation/uml/Attribute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OperationNotationUml.java</text:p>
          </table:table-cell>
          <table:table-cell office:value-type="string" calcext:value-type="string">
            <text:p>/trunk/src_new/org/argouml/uml/notation/uml/MessageNotationUm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dgeNote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StartCritic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7.1428571428571" calcext:value-type="float">
            <text:p>57.142857142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Attribute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UMLTagDefinitionComboBoxModel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se_case/ui/FigActor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PseudoStateTrigger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collaboration/ui/SelectionClassifierRole.java</text:p>
          </table:table-cell>
          <table:table-cell office:value-type="string" calcext:value-type="string">
            <text:p>/trunk/src_new/org/argouml/uml/diagram/deployment/ui/SelectionComponent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notation/uml/ClassifierRoleNotationUml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string" calcext:value-type="string">
            <text:p>/trunk/src_new/org/argouml/ui/explorer/rules/GoProfileConfigurationToProfi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ProfileConfiguration.java</text:p>
          </table:table-cell>
          <table:table-cell office:value-type="string" calcext:value-type="string">
            <text:p>/trunk/src_new/org/argouml/ui/explorer/rules/GoProfileTo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SubclassReferenc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string" calcext:value-type="string">
            <text:p>/trunk/src_new/org/argouml/uml/ui/behavior/collaborations/PropPanelCollabor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string" calcext:value-type="string">
            <text:p>/trunk/src_new/org/argouml/notation/providers/AttributeNota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EditableCompartment.java</text:p>
          </table:table-cell>
          <table:table-cell office:value-type="string" calcext:value-type="string">
            <text:p>/trunk/src_new/org/argouml/notation/providers/OperationNota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GraphEdge.java</text:p>
          </table:table-cell>
          <table:table-cell office:value-type="string" calcext:value-type="string">
            <text:p>/trunk/src_new/org/argouml/uml/diagram/ui/FigTextGroup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string" calcext:value-type="string">
            <text:p>/trunk/src_new/org/argouml/uml/diagram/static_structure/ui/FigDataTyp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NewDiagram.java</text:p>
          </table:table-cell>
          <table:table-cell office:value-type="string" calcext:value-type="string">
            <text:p>/trunk/src_new/org/argouml/uml/diagram/ui/Tab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foundation/core/UMLStructuralFeatureTypeComboBoxModel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28.5714285714286" calcext:value-type="float">
            <text:p>28.57142857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22.2222222222222" calcext:value-type="float">
            <text:p>22.22222222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ui/model_management/PropPanelElementImport.java</text:p>
          </table:table-cell>
          <table:table-cell office:value-type="string" calcext:value-type="string">
            <text:p>/trunk/src_new/org/argouml/uml/ui/foundation/core/PropPanelElementResidenc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i/explorer/rules/GoProfileConfigurationToProfile.java</text:p>
          </table:table-cell>
          <table:table-cell office:value-type="string" calcext:value-type="string">
            <text:p>/trunk/src_new/org/argouml/ui/explorer/rules/GoProjectToProfileConfigur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StereotypeListModel.java</text:p>
          </table:table-cell>
          <table:table-cell office:value-type="string" calcext:value-type="string">
            <text:p>/trunk/src_new/org/argouml/uml/ui/Tab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generator/GenerationPreference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configuration/ConfigurationHandler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_new/org/argouml/kernel/Project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6.66666666666667" calcext:value-type="float">
            <text:p>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PropPanelOperation.java</text:p>
          </table:table-cell>
          <table:table-cell office:value-type="string" calcext:value-type="string">
            <text:p>/trunk/src_new/org/argouml/uml/ui/behavior/use_cases/PropPanelUseCas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FigEnumeration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TriggerOrGuard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lass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kernel/Command.java</text:p>
          </table:table-cell>
          <table:table-cell office:value-type="string" calcext:value-type="string">
            <text:p>/trunk/src_new/org/argouml/kernel/DefaultUndo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foundation/core/UMLGeneralizableElementGeneralizationListModel.java</text:p>
          </table:table-cell>
          <table:table-cell office:value-type="string" calcext:value-type="string">
            <text:p>/trunk/src_new/org/argouml/uml/ui/foundation/core/UMLGeneralizableElementSpecializationListModel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llaborations/PropPanelCollaboration.java</text:p>
          </table:table-cell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i/explorer/rules/GoModelToDiagrams.java</text:p>
          </table:table-cell>
          <table:table-cell office:value-type="string" calcext:value-type="string">
            <text:p>/trunk/src_new/org/argouml/ui/explorer/rules/GoProjectToMode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configuration/ConfigurationFactory.java</text:p>
          </table:table-cell>
          <table:table-cell office:value-type="string" calcext:value-type="string">
            <text:p>/trunk/src_new/org/argouml/configuration/ConfigurationHandl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Reserved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string" calcext:value-type="string">
            <text:p>/trunk/src_new/org/argouml/uml/cognitive/critics/CrCompInstanceWithoutNod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WithoutClassifier.java</text:p>
          </table:table-cell>
          <table:table-cell office:value-type="string" calcext:value-type="string">
            <text:p>/trunk/src_new/org/argouml/uml/cognitive/critics/CrNodeInstanceInside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state/ui/SelectionStat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ActionAddStereotype.java</text:p>
          </table:table-cell>
          <table:table-cell office:value-type="string" calcext:value-type="string">
            <text:p>/trunk/src_new/org/argouml/uml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StereotypeUtility.java</text:p>
          </table:table-cell>
          <table:table-cell office:value-type="string" calcext:value-type="string">
            <text:p>/trunk/src_new/org/argouml/uml/diagram/static_structure/ui/Selection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e/ui/FigSubmachineStat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uml/StateBodyNotationUml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UndoableCommand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PropPanel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6.6666666666667" calcext:value-type="float">
            <text:p>1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persistence/XmiFilePersister.java</text:p>
          </table:table-cell>
          <table:table-cell office:value-type="string" calcext:value-type="string">
            <text:p>/trunk/src_new/org/argouml/persistence/ModelMemberFilePersister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ActionAddStereotype.java</text:p>
          </table:table-cell>
          <table:table-cell office:value-type="string" calcext:value-type="string">
            <text:p>/trunk/src_new/org/argouml/uml/diagram/ui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Join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Extend.java</text:p>
          </table:table-cell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Pseudostate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ArgoDiagramAppearanceEventListener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ui/CompartmentFigText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common_behavior/ActionNewSignal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cognitive/ControlMech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ForkOutgoingTransition.java</text:p>
          </table:table-cell>
          <table:table-cell office:value-type="string" calcext:value-type="string">
            <text:p>/trunk/src_new/org/argouml/uml/cognitive/critics/CrInvalidFork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lementResidence.java</text:p>
          </table:table-cell>
          <table:table-cell office:value-type="string" calcext:value-type="string">
            <text:p>/trunk/src_new/org/argouml/uml/ui/model_management/PropPanelElementImport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i/FigOperationsCompartment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activity/ui/SelectionActionState.java</text:p>
          </table:table-cell>
          <table:table-cell office:value-type="string" calcext:value-type="string">
            <text:p>/trunk/src_new/org/argouml/uml/diagram/deployment/ui/SelectionComponent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cognitive/critics/CrMissingState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string" calcext:value-type="string">
            <text:p>/trunk/src_new/org/argouml/uml/ui/ActionActivity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CollaborationDiagram.java</text:p>
          </table:table-cell>
          <table:table-cell office:value-type="string" calcext:value-type="string">
            <text:p>/trunk/src_new/org/argouml/uml/ui/Action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string" calcext:value-type="string">
            <text:p>/trunk/src_new/org/argouml/ui/explorer/rules/GoModelToDiagrams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explorer/rules/GoProjectToModel.java</text:p>
          </table:table-cell>
          <table:table-cell office:value-type="string" calcext:value-type="string">
            <text:p>/trunk/src_new/org/argouml/ui/explorer/rules/GoProjectTo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ProfileJava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/trunk/src_new/org/argouml/uml/diagram/ui/FigDependency.java</text:p>
          </table:table-cell>
          <table:table-cell office:value-type="string" calcext:value-type="string">
            <text:p>/trunk/src_new/org/argouml/uml/diagram/static_structure/ui/UMLClass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lass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activity/ui/FigActionStat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diagram/DiagramUndoManager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27.2727272727273" calcext:value-type="float">
            <text:p>27.272727272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kernel/UndoManager.java</text:p>
          </table:table-cell>
          <table:table-cell office:value-type="string" calcext:value-type="string">
            <text:p>/trunk/src_new/org/argouml/kernel/AbstractUndoable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configuration/IConfigurationFactory.java</text:p>
          </table:table-cell>
          <table:table-cell office:value-type="string" calcext:value-type="string">
            <text:p>/trunk/src_new/org/argouml/configuration/ConfigurationFactory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string" calcext:value-type="string">
            <text:p>/trunk/src_new/org/argouml/kernel/DefaultUndo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ActionSaveProject.java</text:p>
          </table:table-cell>
          <table:table-cell office:value-type="string" calcext:value-type="string">
            <text:p>/trunk/src_new/org/argouml/kernel/ProjectImpl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ui/TabStyle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Objec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collaboration/ui/FigClassifierRol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Event.java</text:p>
          </table:table-cell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string" calcext:value-type="string">
            <text:p>/trunk/src_new/org/argouml/uml/cognitive/critics/CrNodeInstanceInsideElem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CompInstanceWithoutNode.java</text:p>
          </table:table-cell>
          <table:table-cell office:value-type="string" calcext:value-type="string">
            <text:p>/trunk/src_new/org/argouml/uml/cognitive/critics/CrNodeInstanceWithoutClassifi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java/ModelElementNameNotationJava.java</text:p>
          </table:table-cell>
          <table:table-cell office:value-type="string" calcext:value-type="string">
            <text:p>/trunk/src_new/org/argouml/uml/notation/java/AssociationEnd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application/events/ArgoEventTypes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string" calcext:value-type="string">
            <text:p>/trunk/src_new/org/argouml/uml/Stereotype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StereotypesCompartment.java</text:p>
          </table:table-cell>
          <table:table-cell office:value-type="string" calcext:value-type="string">
            <text:p>/trunk/src_new/org/argouml/uml/diagram/ui/ActionAddStereotyp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string" calcext:value-type="string">
            <text:p>/trunk/src_new/org/argouml/kernel/Abstract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kernel/DefaultUndoManager.java</text:p>
          </table:table-cell>
          <table:table-cell office:value-type="string" calcext:value-type="string">
            <text:p>/trunk/src_new/org/argouml/kernel/Command.java</text:p>
          </table:table-cell>
          <table:table-cell office:value-type="float" office:value="0" calcext:value-type="float">
            <text:p>0</text:p>
          </table:table-cell>
          <table:table-cell office:value-type="float" office:value="18.75" calcext:value-type="float">
            <text:p>18.7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/trunk/src_new/org/argouml/uml/ui/ActionGenerationSettings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tatic_structure/ui/CommentEdge.java</text:p>
          </table:table-cell>
          <table:table-cell office:value-type="string" calcext:value-type="string">
            <text:p>/trunk/src_new/org/argouml/kernel/Projec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string" calcext:value-type="string">
            <text:p>/trunk/src_new/org/argouml/uml/ui/UMLComboBoxNavigato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extension_mechanisms/PropPanelTagDefinition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JoinIncomingTransition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string" calcext:value-type="string">
            <text:p>/trunk/src_new/org/argouml/uml/ui/ActionDeleteModelElements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foundation/core/UMLModelElementVisibilityRadioButtonPanel.java</text:p>
          </table:table-cell>
          <table:table-cell office:value-type="string" calcext:value-type="string">
            <text:p>/trunk/src_new/org/argouml/uml/ui/foundation/core/ActionSetModelElementVisibility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UMLToDoItem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onstructorNeeded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InvalidFork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string" calcext:value-type="string">
            <text:p>/trunk/src_new/org/argouml/pattern/cognitive/critics/CrConsiderSinglet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UMLComboBoxNavigator.java</text:p>
          </table:table-cell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NodeInstanc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ActionClassDiagram.java</text:p>
          </table:table-cell>
          <table:table-cell office:value-type="string" calcext:value-type="string">
            <text:p>/trunk/src_new/org/argouml/uml/ui/ActionCollaboration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string" calcext:value-type="string">
            <text:p>/trunk/src_new/org/argouml/uml/ui/behavior/state_machines/PropPanelCallEven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StateMachine.java</text:p>
          </table:table-cell>
          <table:table-cell office:value-type="string" calcext:value-type="string">
            <text:p>/trunk/src_new/org/argouml/uml/ui/behavior/state_machines/PropPanelStub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SaveGraphicsManager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deployment/ui/SelectionComponentInstanc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ui/FigEnumLiteralsCompartment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notation/java/AssociationEndNameNotationJava.java</text:p>
          </table:table-cell>
          <table:table-cell office:value-type="string" calcext:value-type="string">
            <text:p>/trunk/src_new/org/argouml/uml/notation/java/ModelElementNameNotation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deployment/ui/FigMNode.java</text:p>
          </table:table-cell>
          <table:table-cell office:value-type="string" calcext:value-type="string">
            <text:p>/trunk/src_new/org/argouml/uml/diagram/activity/ui/Fig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use_case/ui/FigUseCase.java</text:p>
          </table:table-cell>
          <table:table-cell office:value-type="string" calcext:value-type="string">
            <text:p>/trunk/src_new/org/argouml/kernel/ProjectSettings.java</text:p>
          </table:table-cell>
          <table:table-cell office:value-type="float" office:value="0" calcext:value-type="float">
            <text:p>0</text:p>
          </table:table-cell>
          <table:table-cell office:value-type="float" office:value="13.3333333333333" calcext:value-type="float">
            <text:p>1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/trunk/src_new/org/argouml/uml/cognitive/critics/CrNodeInstanceInsideElement.java</text:p>
          </table:table-cell>
          <table:table-cell office:value-type="string" calcext:value-type="string">
            <text:p>/trunk/src_new/org/argouml/uml/cognitive/critics/CrNodeInstanceWithoutClassifi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use_cases/PropPanelInclude.java</text:p>
          </table:table-cell>
          <table:table-cell office:value-type="string" calcext:value-type="string">
            <text:p>/trunk/src_new/org/argouml/uml/ui/behavior/collaborations/PropPanelAssociationRol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SelectionNodeClarifiers2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55.5555555555556" calcext:value-type="float">
            <text:p>55.555555555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/trunk/src_new/org/argouml/uml/diagram/ui/FigStereotype.java</text:p>
          </table:table-cell>
          <table:table-cell office:value-type="string" calcext:value-type="string">
            <text:p>/trunk/src_new/org/argouml/uml/diagram/ui/FigMultiLineText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UnconventionalPack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Comment.java</text:p>
          </table:table-cell>
          <table:table-cell office:value-type="string" calcext:value-type="string">
            <text:p>/trunk/src_new/org/argouml/uml/diagram/state/ui/Sele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cognitive/critics/CrCircularComposition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ActionAddDiagram.java</text:p>
          </table:table-cell>
          <table:table-cell office:value-type="string" calcext:value-type="string">
            <text:p>/trunk/src_new/org/argouml/uml/diagram/deployment/ui/UMLDeployment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UMLClassDiagram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18.1818181818182" calcext:value-type="float">
            <text:p>18.18181818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string" calcext:value-type="string">
            <text:p>/trunk/src_new/org/argouml/uml/diagram/Uml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collaboration/ui/CollabDiagramRenderer.java</text:p>
          </table:table-cell>
          <table:table-cell office:value-type="string" calcext:value-type="string">
            <text:p>/trunk/src_new/org/argouml/uml/diagram/deployment/ui/Deployment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string" calcext:value-type="string">
            <text:p>/trunk/src_new/org/argouml/application/Main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SaveGraphics.java</text:p>
          </table:table-cell>
          <table:table-cell office:value-type="string" calcext:value-type="string">
            <text:p>/trunk/src_new/org/argouml/application/StartCritics.java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GeneralizableElement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e/ui/FigStateVertex.java</text:p>
          </table:table-cell>
          <table:table-cell office:value-type="string" calcext:value-type="string">
            <text:p>/trunk/src_new/org/argouml/uml/diagram/activity/ui/PartitionUtility.java</text:p>
          </table:table-cell>
          <table:table-cell office:value-type="float" office:value="0" calcext:value-type="float">
            <text:p>0</text:p>
          </table:table-cell>
          <table:table-cell office:value-type="float" office:value="33.3333333333333" calcext:value-type="float">
            <text:p>33.33333333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/trunk/src_new/org/argouml/uml/cognitive/critics/CrMissingOperName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string" calcext:value-type="string">
            <text:p>/trunk/src_new/org/argouml/uml/ui/behavior/activity_graphs/PropPanelClassifierI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activity_graphs/PropPanelObjectFlowState.java</text:p>
          </table:table-cell>
          <table:table-cell office:value-type="string" calcext:value-type="string">
            <text:p>/trunk/src_new/org/argouml/uml/ui/foundation/core/PropPanelMethod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CallEvent.java</text:p>
          </table:table-cell>
          <table:table-cell office:value-type="string" calcext:value-type="string">
            <text:p>/trunk/src_new/org/argouml/uml/ui/behavior/state_machines/PropPanelStubStat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string" calcext:value-type="string">
            <text:p>/trunk/src_new/org/argouml/uml/cognitive/critics/CrForkOutgoingTransi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IncomingTransitions.java</text:p>
          </table:table-cell>
          <table:table-cell office:value-type="string" calcext:value-type="string">
            <text:p>/trunk/src_new/org/argouml/uml/cognitive/critics/CrInvalidBranch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cognitive/critics/CrNodesOverlap.java</text:p>
          </table:table-cell>
          <table:table-cell office:value-type="string" calcext:value-type="string">
            <text:p>/trunk/src_new/org/argouml/cognitive/CompoundCritic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string" calcext:value-type="string">
            <text:p>/trunk/src_new/org/argouml/kernel/ProjectManage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i/ActionRedo.java</text:p>
          </table:table-cell>
          <table:table-cell office:value-type="string" calcext:value-type="string">
            <text:p>/trunk/src_new/org/argouml/ui/ActionUndo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string" calcext:value-type="string">
            <text:p>/trunk/src_new/org/argouml/uml/diagram/collaboration/ui/Collab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equence/ui/SequenceDiagramRenderer.java</text:p>
          </table:table-cell>
          <table:table-cell office:value-type="string" calcext:value-type="string">
            <text:p>/trunk/src_new/org/argouml/uml/diagram/deployment/ui/DeploymentDiagramRenderer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string" calcext:value-type="string">
            <text:p>/trunk/src_new/org/argouml/uml/diagram/activity/ui/SelectionActionState.java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Interface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/trunk/src_new/org/argouml/uml/ui/ActionDeploymentDiagram.java</text:p>
          </table:table-cell>
          <table:table-cell office:value-type="string" calcext:value-type="string">
            <text:p>/trunk/src_new/org/argouml/uml/diagram/deployment/ui/UMLDeployment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string" calcext:value-type="string">
            <text:p>/trunk/src_new/org/argouml/uml/diagram/collaboration/ui/SelectionClassifierRole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diagram/static_structure/ui/SelectionEnumeration.java</text:p>
          </table:table-cell>
          <table:table-cell office:value-type="string" calcext:value-type="string">
            <text:p>/trunk/src_new/org/argouml/uml/diagram/static_structure/ui/SelectionClass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string" calcext:value-type="string">
            <text:p>/trunk/src_new/org/argouml/uml/ui/PropPanel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state_machines/PropPanelGuard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string" calcext:value-type="string">
            <text:p>/trunk/src_new/org/argouml/notation/providers/java/NotationUtilityJava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pattern/cognitive/critics/CrConsiderSingleton.java</text:p>
          </table:table-cell>
          <table:table-cell office:value-type="string" calcext:value-type="string">
            <text:p>/trunk/src_new/org/argouml/pattern/cognitive/critics/CrSingletonViolatedMissingStaticAttr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ActionAddEnumerationLiteral.java</text:p>
          </table:table-cell>
          <table:table-cell office:value-type="string" calcext:value-type="string">
            <text:p>/trunk/src_new/org/argouml/uml/diagram/static_structure/ui/FigEnumeration.java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string" calcext:value-type="string">
            <text:p>/trunk/src_new/org/argouml/uml/diagram/ui/PropPanelDiagram.java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foundation/core/PropPanelEnumerationLiteral.java</text:p>
          </table:table-cell>
          <table:table-cell office:value-type="string" calcext:value-type="string">
            <text:p>/trunk/src_new/org/argouml/uml/ui/OneRowLinkedList.java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string" calcext:value-type="string">
            <text:p>/trunk/src_new/org/argouml/uml/ui/behavior/activity_graphs/PropPanelPartition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/trunk/src_new/org/argouml/uml/ui/behavior/common_behavior/PropPanelInstance.java</text:p>
          </table:table-cell>
          <table:table-cell office:value-type="string" calcext:value-type="string">
            <text:p>/trunk/src_new/org/argouml/uml/ui/behavior/collaborations/PropPanelAssociationEndRole.java</text:p>
          </table:table-cell>
          <table:table-cell office:value-type="float" office:value="0" calcext:value-type="float">
            <text:p>0</text:p>
          </table:table-cell>
          <table:table-cell office:value-type="float" office:value="66.6666666666667" calcext:value-type="float">
            <text:p>66.66666666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1:Sheet1.F959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5T18:24:17.945925050</dc:date>
    <meta:document-statistic meta:table-count="1" meta:cell-count="5754" meta:object-count="0"/>
    <meta:generator>LibreOffice/4.2.7.2$Linux_X86_64 LibreOffice_project/420m0$Build-2</meta:generator>
  </office:meta>
</office:document-meta>
</file>